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Hanford Falco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t of 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4-12-10" calcext:value-type="date">
            <text:p>12/10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.666666666666667" calcext:value-type="percentage">
            <text:p>66.67%</text:p>
          </table:table-cell>
          <table:table-cell table:formula="of:=IF([.C3]+[.E3]; ([.B3]+[.D3])/([.C3]+[.E3]); 0)" office:value-type="percentage" office:value="0.75" calcext:value-type="percentage">
            <text:p>7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4" calcext:value-type="float">
            <text:p>4</text:p>
          </table:table-cell>
          <table:table-cell table:formula="of:=2*[.B3]+3*[.D3]+[.F3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1" calcext:value-type="percentage">
            <text:p>10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2" calcext:value-type="float">
            <text:p>2</text:p>
          </table:table-cell>
          <table:table-cell table:formula="of:=2*[.B4]+3*[.D4]+[.F4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25" calcext:value-type="percentage">
            <text:p>25.00%</text:p>
          </table:table-cell>
          <table:table-cell table:formula="of:=IF([.E8]; [.D8]/[.E8]; 0)" office:value-type="percentage" office:value="0.222222222222222" calcext:value-type="percentage">
            <text:p>22.22%</text:p>
          </table:table-cell>
          <table:table-cell table:formula="of:=IF([.C8]+[.E8]; ([.B8]+[.D8])/([.C8]+[.E8]); 0)" office:value-type="percentage" office:value="0.230769230769231" calcext:value-type="percentage">
            <text:p>23.08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C9]; [.B9]/[.C9]; 0)" office:value-type="percentage" office:value="0.5" calcext:value-type="percentage">
            <text:p>50.00%</text:p>
          </table:table-cell>
          <table:table-cell table:formula="of:=IF([.E9]; [.D9]/[.E9]; 0)" office:value-type="percentage" office:value="0.5" calcext:value-type="percentage">
            <text:p>50.00%</text:p>
          </table:table-cell>
          <table:table-cell table:formula="of:=IF([.C9]+[.E9]; ([.B9]+[.D9])/([.C9]+[.E9]); 0)" office:value-type="percentage" office:value="0.5" calcext:value-type="percentage">
            <text:p>50.00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666666666666667" calcext:value-type="percentage">
            <text:p>66.67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3" calcext:value-type="float">
            <text:p>3</text:p>
          </table:table-cell>
          <table:table-cell table:formula="of:=2*[.B10]+3*[.D10]+[.F10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" calcext:value-type="percentage">
            <text:p>6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" calcext:value-type="percentage">
            <text:p>60.00%</text:p>
          </table:table-cell>
          <table:table-cell table:formula="of:=IF([.G11]; [.F11]/[.G11]; 0)" office:value-type="percentage" office:value="0.75" calcext:value-type="percentage">
            <text:p>75.00%</text:p>
          </table:table-cell>
          <table:table-cell table:formula="of:=SUM([.H11:.I11])" office:value-type="float" office:value="7" calcext:value-type="float">
            <text:p>7</text:p>
          </table:table-cell>
          <table:table-cell table:formula="of:=2*[.B11]+3*[.D11]+[.F11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5" calcext:value-type="float">
            <text:p>15</text:p>
          </table:table-cell>
          <table:table-cell table:formula="of:=SUM([.C3:.C13])" office:value-type="float" office:value="26" calcext:value-type="float">
            <text:p>26</text:p>
          </table:table-cell>
          <table:table-cell table:formula="of:=SUM([.D3:.D13])" office:value-type="float" office:value="6" calcext:value-type="float">
            <text:p>6</text:p>
          </table:table-cell>
          <table:table-cell table:formula="of:=SUM([.E3:.E13])" office:value-type="float" office:value="17" calcext:value-type="float">
            <text:p>17</text:p>
          </table:table-cell>
          <table:table-cell table:formula="of:=SUM([.F3:.F13])" office:value-type="float" office:value="9" calcext:value-type="float">
            <text:p>9</text:p>
          </table:table-cell>
          <table:table-cell table:formula="of:=SUM([.G3:.G13])" office:value-type="float" office:value="14" calcext:value-type="float">
            <text:p>14</text:p>
          </table:table-cell>
          <table:table-cell table:formula="of:=SUM([.H3:.H13])" office:value-type="float" office:value="3" calcext:value-type="float">
            <text:p>3</text:p>
          </table:table-cell>
          <table:table-cell table:formula="of:=SUM([.I3:.I13])" office:value-type="float" office:value="24" calcext:value-type="float">
            <text:p>24</text:p>
          </table:table-cell>
          <table:table-cell table:formula="of:=SUM([.J3:.J13])" office:value-type="float" office:value="9" calcext:value-type="float">
            <text:p>9</text:p>
          </table:table-cell>
          <table:table-cell table:formula="of:=SUM([.K3:.K13])" office:value-type="float" office:value="12" calcext:value-type="float">
            <text:p>12</text:p>
          </table:table-cell>
          <table:table-cell table:formula="of:=SUM([.L3:.L13])" office:value-type="float" office:value="14" calcext:value-type="float">
            <text:p>14</text:p>
          </table:table-cell>
          <table:table-cell table:formula="of:=SUM([.M3:.M13])" office:value-type="float" office:value="9" calcext:value-type="float">
            <text:p>9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576923076923077" calcext:value-type="percentage">
            <text:p>57.69%</text:p>
          </table:table-cell>
          <table:table-cell table:formula="of:=[.D18]/[.E18]" office:value-type="percentage" office:value="0.352941176470588" calcext:value-type="percentage">
            <text:p>35.29%</text:p>
          </table:table-cell>
          <table:table-cell table:formula="of:=IF([.C18]+[.E18]; ([.B18]+[.D18])/([.C18]+[.E18]); 0)" office:value-type="percentage" office:value="0.488372093023256" calcext:value-type="percentage">
            <text:p>48.84%</text:p>
          </table:table-cell>
          <table:table-cell table:formula="of:=[.F18]/[.G18]" office:value-type="percentage" office:value="0.642857142857143" calcext:value-type="percentage">
            <text:p>64.29%</text:p>
          </table:table-cell>
          <table:table-cell table:formula="of:=SUM([.T3:.T13])" office:value-type="float" office:value="27" calcext:value-type="float">
            <text:p>27</text:p>
          </table:table-cell>
          <table:table-cell table:formula="of:=SUM([.U3:.U13])" office:value-type="float" office:value="57" calcext:value-type="float">
            <text:p>57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4:39.9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1S</meta:editing-duration>
    <meta:editing-cycles>16</meta:editing-cycles>
    <meta:generator>LibreOffice/5.1.5.2$Windows_x86 LibreOffice_project/7a864d8825610a8c07cfc3bc01dd4fce6a9447e5</meta:generator>
    <dc:date>2018-02-18T11:04:53.193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